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tyles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Pictures/100000010000031A000004637772DA38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ma Medium" svg:font-family="'Atma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assero One" svg:font-family="'Passero One'" style:font-pitch="variable"/>
    <style:font-face style:name="Pinkish sky" svg:font-family="'Pinkish sky'" style:font-pitch="variable"/>
    <style:font-face style:name="Ubuntu" svg:font-family="Ubuntu" style:font-pitch="variable"/>
    <style:font-face style:name="Ubuntu Nerd Font" svg:font-family="'Ubuntu Nerd Font'"/>
    <style:font-face style:name="Ubuntu Nerd Font1" svg:font-family="'Ubuntu Nerd Font'" style:font-pitch="variable"/>
    <style:font-face style:name="Vrinda" svg:font-family="Vrinda"/>
    <style:font-face style:name="Vrinda1" svg:font-family="Vrinda" style:font-family-generic="system" style:font-pitch="variable"/>
  </office:font-face-decls>
  <office:automatic-styles>
    <style:style style:name="P1" style:family="paragraph" style:parent-style-name="Standard">
      <style:text-properties style:font-name="Ubuntu Nerd Font1" officeooo:rsid="001165f5" officeooo:paragraph-rsid="001165f5"/>
    </style:style>
    <style:style style:name="P2" style:family="paragraph" style:parent-style-name="Standard">
      <style:text-properties style:font-name="Ubuntu Nerd Font1" officeooo:rsid="0011f349" officeooo:paragraph-rsid="0011f349"/>
    </style:style>
    <style:style style:name="P3" style:family="paragraph" style:parent-style-name="Standard">
      <style:text-properties style:font-name="Ubuntu Nerd Font1" officeooo:rsid="0011f349" officeooo:paragraph-rsid="0013d467"/>
    </style:style>
    <style:style style:name="P4" style:family="paragraph" style:parent-style-name="Standard">
      <style:text-properties style:font-name="Ubuntu Nerd Font1" officeooo:rsid="0011f349" officeooo:paragraph-rsid="00195c87"/>
    </style:style>
    <style:style style:name="P5" style:family="paragraph" style:parent-style-name="Standard">
      <style:text-properties style:font-name="Ubuntu Nerd Font1" officeooo:rsid="0011f349" officeooo:paragraph-rsid="0019bc8a"/>
    </style:style>
    <style:style style:name="P6" style:family="paragraph" style:parent-style-name="Standard">
      <style:text-properties style:font-name="Ubuntu Nerd Font1" officeooo:rsid="0011f349" officeooo:paragraph-rsid="001e6642"/>
    </style:style>
    <style:style style:name="P7" style:family="paragraph" style:parent-style-name="Standard">
      <style:text-properties style:font-name="Ubuntu Nerd Font1" officeooo:rsid="0011f349" officeooo:paragraph-rsid="0024a262"/>
    </style:style>
    <style:style style:name="P8" style:family="paragraph" style:parent-style-name="Standard">
      <style:text-properties style:font-name="Ubuntu Nerd Font1" officeooo:rsid="0011f349" officeooo:paragraph-rsid="0026ca52"/>
    </style:style>
    <style:style style:name="P9" style:family="paragraph" style:parent-style-name="Standard">
      <style:text-properties style:font-name="Ubuntu Nerd Font1" officeooo:rsid="0011f349" officeooo:paragraph-rsid="0028a1fb"/>
    </style:style>
    <style:style style:name="P10" style:family="paragraph" style:parent-style-name="Standard">
      <style:text-properties style:font-name="Ubuntu Nerd Font1" fo:font-weight="bold" officeooo:rsid="0011f349" officeooo:paragraph-rsid="0011f349" style:font-weight-asian="bold" style:font-weight-complex="bold"/>
    </style:style>
    <style:style style:name="P11" style:family="paragraph" style:parent-style-name="Standard">
      <style:text-properties style:font-name="Ubuntu Nerd Font1" fo:font-weight="bold" officeooo:rsid="0011f349" officeooo:paragraph-rsid="0013d467" style:font-weight-asian="bold" style:font-weight-complex="bold"/>
    </style:style>
    <style:style style:name="P12" style:family="paragraph" style:parent-style-name="Standard">
      <style:text-properties style:font-name="Ubuntu Nerd Font1" fo:font-weight="bold" officeooo:rsid="0011f349" officeooo:paragraph-rsid="00195c87" style:font-weight-asian="bold" style:font-weight-complex="bold"/>
    </style:style>
    <style:style style:name="P13" style:family="paragraph" style:parent-style-name="Standard">
      <style:text-properties style:font-name="Ubuntu Nerd Font1" fo:font-weight="bold" officeooo:rsid="0011f349" officeooo:paragraph-rsid="0019bc8a" style:font-weight-asian="bold" style:font-weight-complex="bold"/>
    </style:style>
    <style:style style:name="P14" style:family="paragraph" style:parent-style-name="Standard">
      <style:text-properties style:font-name="Ubuntu Nerd Font1" fo:font-weight="bold" officeooo:rsid="0011f349" officeooo:paragraph-rsid="001b0bd6" style:font-weight-asian="bold" style:font-weight-complex="bold"/>
    </style:style>
    <style:style style:name="P15" style:family="paragraph" style:parent-style-name="Standard">
      <style:text-properties style:font-name="Ubuntu Nerd Font1" fo:font-weight="bold" officeooo:rsid="0011f349" officeooo:paragraph-rsid="001e6642" style:font-weight-asian="bold" style:font-weight-complex="bold"/>
    </style:style>
    <style:style style:name="P16" style:family="paragraph" style:parent-style-name="Standard">
      <style:text-properties style:font-name="Ubuntu Nerd Font1" fo:font-weight="bold" officeooo:rsid="0011f349" officeooo:paragraph-rsid="0024a262" style:font-weight-asian="bold" style:font-weight-complex="bold"/>
    </style:style>
    <style:style style:name="P17" style:family="paragraph" style:parent-style-name="Standard">
      <style:text-properties style:font-name="Ubuntu Nerd Font1" fo:font-weight="bold" officeooo:rsid="0011f349" officeooo:paragraph-rsid="0026ca52" style:font-weight-asian="bold" style:font-weight-complex="bold"/>
    </style:style>
    <style:style style:name="P18" style:family="paragraph" style:parent-style-name="Standard">
      <style:text-properties style:font-name="Ubuntu Nerd Font1" fo:font-weight="bold" officeooo:rsid="0011f349" officeooo:paragraph-rsid="0028a1fb" style:font-weight-asian="bold" style:font-weight-complex="bold"/>
    </style:style>
    <style:style style:name="P19" style:family="paragraph" style:parent-style-name="Standard">
      <style:text-properties style:font-name="Ubuntu Nerd Font1" officeooo:rsid="0015697e" officeooo:paragraph-rsid="0019bc8a"/>
    </style:style>
    <style:style style:name="P20" style:family="paragraph" style:parent-style-name="Standard">
      <style:text-properties style:font-name="Ubuntu Nerd Font1" officeooo:rsid="0015697e" officeooo:paragraph-rsid="001e6642"/>
    </style:style>
    <style:style style:name="P21" style:family="paragraph" style:parent-style-name="Text_20_body">
      <style:paragraph-properties fo:padding="0.0201in" fo:border-left="none" fo:border-right="none" fo:border-top="0.06pt solid #000000" fo:border-bottom="0.06pt solid #000000"/>
      <style:text-properties fo:color="#c9211e" loext:opacity="100%" style:font-name="Passero One" fo:font-weight="bold" officeooo:rsid="003bff2f" officeooo:paragraph-rsid="003bff2f" style:font-weight-asian="bold" style:font-weight-complex="bold"/>
    </style:style>
    <style:style style:name="P22" style:family="paragraph" style:parent-style-name="Text_20_body">
      <style:paragraph-properties>
        <style:drop-cap style:lines="3"/>
      </style:paragraph-properties>
      <style:text-properties fo:color="#c9211e" loext:opacity="100%" style:font-name="Passero One" officeooo:rsid="003bff2f" officeooo:paragraph-rsid="003bff2f"/>
    </style:style>
    <style:style style:name="P23" style:family="paragraph" style:parent-style-name="Standard">
      <style:paragraph-properties fo:text-align="justify" style:justify-single-word="false">
        <style:drop-cap style:lines="3"/>
      </style:paragraph-properties>
      <style:text-properties style:font-name="Passero One" fo:font-size="12pt" officeooo:rsid="00514a8b" officeooo:paragraph-rsid="00514a8b" style:font-size-asian="10.5pt" style:font-size-complex="12pt"/>
    </style:style>
    <style:style style:name="P24" style:family="paragraph" style:parent-style-name="Standard">
      <style:text-properties style:font-name="Passero One" fo:font-size="14pt" officeooo:rsid="00514a8b" officeooo:paragraph-rsid="00514a8b"/>
    </style:style>
    <style:style style:name="P2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fo:font-size="16pt" style:font-size-asian="18pt" style:font-size-complex="18pt"/>
    </style:style>
    <style:style style:name="P28" style:family="paragraph" style:parent-style-name="Heading_20_1">
      <style:text-properties officeooo:paragraph-rsid="005a92a9"/>
    </style:style>
    <style:style style:name="P29" style:family="paragraph" style:parent-style-name="Standard" style:list-style-name="L1">
      <style:text-properties style:font-name="Ubuntu Nerd Font1" officeooo:rsid="0013c052" officeooo:paragraph-rsid="0013c052"/>
    </style:style>
    <style:style style:name="P30" style:family="paragraph" style:parent-style-name="Standard" style:list-style-name="L2">
      <style:text-properties style:font-name="Ubuntu Nerd Font1" officeooo:rsid="0013c052" officeooo:paragraph-rsid="0013c052"/>
    </style:style>
    <style:style style:name="P31" style:family="paragraph" style:parent-style-name="Standard" style:list-style-name="L1">
      <style:text-properties style:font-name="Ubuntu Nerd Font1" officeooo:rsid="00485d58" officeooo:paragraph-rsid="00485d58"/>
    </style:style>
    <style:style style:name="P32" style:family="paragraph" style:parent-style-name="Standard" style:list-style-name="L3">
      <style:text-properties style:font-name="Ubuntu Nerd Font1" officeooo:rsid="00485d58" officeooo:paragraph-rsid="00485d58"/>
    </style:style>
    <style:style style:name="P33" style:family="paragraph" style:parent-style-name="Standard" style:list-style-name="L4">
      <style:text-properties style:font-name="Ubuntu Nerd Font1" officeooo:rsid="00485d58" officeooo:paragraph-rsid="00485d58"/>
    </style:style>
    <style:style style:name="P34" style:family="paragraph" style:parent-style-name="Standard" style:list-style-name="L1">
      <style:text-properties style:font-name="Ubuntu Nerd Font1" officeooo:rsid="004cfd71" officeooo:paragraph-rsid="004cfd71"/>
    </style:style>
    <style:style style:name="P35" style:family="paragraph" style:parent-style-name="Standard" style:list-style-name="L6">
      <style:text-properties style:font-name="Ubuntu Nerd Font1" officeooo:rsid="004cfd71" officeooo:paragraph-rsid="004cfd71"/>
    </style:style>
    <style:style style:name="P36" style:family="paragraph" style:parent-style-name="Standard" style:list-style-name="L2">
      <style:text-properties style:font-name="Ubuntu Nerd Font1" officeooo:rsid="0013d467" officeooo:paragraph-rsid="0013d467"/>
    </style:style>
    <style:style style:name="P37" style:family="paragraph" style:parent-style-name="Standard" style:list-style-name="L3">
      <style:text-properties style:font-name="Ubuntu Nerd Font1" officeooo:rsid="0013d467" officeooo:paragraph-rsid="0013d467"/>
    </style:style>
    <style:style style:name="P38" style:family="paragraph" style:parent-style-name="Standard" style:list-style-name="L4">
      <style:text-properties style:font-name="Ubuntu Nerd Font1" officeooo:rsid="0013d467" officeooo:paragraph-rsid="0013d467"/>
    </style:style>
    <style:style style:name="P39" style:family="paragraph" style:parent-style-name="Standard" style:list-style-name="L6">
      <style:text-properties style:font-name="Ubuntu Nerd Font1" officeooo:rsid="0013d467" officeooo:paragraph-rsid="00164102"/>
    </style:style>
    <style:style style:name="P40" style:family="paragraph" style:parent-style-name="Standard" style:list-style-name="L2">
      <style:text-properties style:font-name="Ubuntu Nerd Font1" officeooo:rsid="004975dc" officeooo:paragraph-rsid="004975dc"/>
    </style:style>
    <style:style style:name="P41" style:family="paragraph" style:parent-style-name="Standard" style:list-style-name="L4">
      <style:text-properties style:font-name="Ubuntu Nerd Font1" officeooo:rsid="004975dc" officeooo:paragraph-rsid="004975dc"/>
    </style:style>
    <style:style style:name="P42" style:family="paragraph" style:parent-style-name="Standard" style:list-style-name="L3">
      <style:text-properties style:font-name="Ubuntu Nerd Font1" officeooo:rsid="0014e49a" officeooo:paragraph-rsid="0014e49a"/>
    </style:style>
    <style:style style:name="P43" style:family="paragraph" style:parent-style-name="Standard" style:list-style-name="L4">
      <style:text-properties style:font-name="Ubuntu Nerd Font1" officeooo:rsid="0014e49a" officeooo:paragraph-rsid="0014e49a"/>
    </style:style>
    <style:style style:name="P44" style:family="paragraph" style:parent-style-name="Standard" style:list-style-name="L4">
      <style:text-properties style:font-name="Ubuntu Nerd Font1" officeooo:rsid="0015697e" officeooo:paragraph-rsid="0015697e"/>
    </style:style>
    <style:style style:name="P45" style:family="paragraph" style:parent-style-name="Standard" style:list-style-name="L4">
      <style:text-properties style:font-name="Ubuntu Nerd Font1" officeooo:rsid="001b0bd6" officeooo:paragraph-rsid="001b0bd6"/>
    </style:style>
    <style:style style:name="P46" style:family="paragraph" style:parent-style-name="Standard" style:list-style-name="L4">
      <style:text-properties style:font-name="Ubuntu Nerd Font1" officeooo:rsid="003581e8" officeooo:paragraph-rsid="003581e8"/>
    </style:style>
    <style:style style:name="P47" style:family="paragraph" style:parent-style-name="Standard" style:list-style-name="L4">
      <style:text-properties style:font-name="Ubuntu Nerd Font1" officeooo:rsid="00370833" officeooo:paragraph-rsid="00370833"/>
    </style:style>
    <style:style style:name="P48" style:family="paragraph" style:parent-style-name="Standard" style:list-style-name="L5">
      <style:text-properties style:font-name="Ubuntu Nerd Font1" officeooo:rsid="0011f349" officeooo:paragraph-rsid="0013d467"/>
    </style:style>
    <style:style style:name="P49" style:family="paragraph" style:parent-style-name="Standard" style:list-style-name="L6">
      <style:text-properties style:font-name="Ubuntu Nerd Font1" officeooo:rsid="003480e4" officeooo:paragraph-rsid="003480e4"/>
    </style:style>
    <style:style style:name="P50" style:family="paragraph" style:parent-style-name="Standard" style:list-style-name="L6">
      <style:text-properties style:font-name="Ubuntu Nerd Font1" officeooo:rsid="004b1fdd" officeooo:paragraph-rsid="004b1fdd"/>
    </style:style>
    <style:style style:name="P51" style:family="paragraph" style:parent-style-name="Standard" style:list-style-name="L7">
      <style:text-properties style:font-name="Ubuntu Nerd Font1" officeooo:rsid="004b1fdd" officeooo:paragraph-rsid="004b1fdd"/>
    </style:style>
    <style:style style:name="P52" style:family="paragraph" style:parent-style-name="Standard" style:list-style-name="L7">
      <style:text-properties style:font-name="Ubuntu Nerd Font1" officeooo:rsid="00215f70" officeooo:paragraph-rsid="00215f70"/>
    </style:style>
    <style:style style:name="P53" style:family="paragraph" style:parent-style-name="Standard" style:list-style-name="L8">
      <style:text-properties style:font-name="Ubuntu Nerd Font1" officeooo:rsid="00215f70" officeooo:paragraph-rsid="00215f70"/>
    </style:style>
    <style:style style:name="P54" style:family="paragraph" style:parent-style-name="Standard">
      <style:text-properties style:font-name="Ubuntu Nerd Font1" officeooo:rsid="00215f70" officeooo:paragraph-rsid="002197bc"/>
    </style:style>
    <style:style style:name="P55" style:family="paragraph" style:parent-style-name="Standard" style:list-style-name="L7">
      <style:text-properties style:font-name="Ubuntu Nerd Font1" officeooo:rsid="002bb3a6" officeooo:paragraph-rsid="002bb3a6"/>
    </style:style>
    <style:style style:name="P56" style:family="paragraph" style:parent-style-name="Standard" style:list-style-name="L8">
      <style:text-properties style:font-name="Ubuntu Nerd Font1" officeooo:rsid="002bb3a6" officeooo:paragraph-rsid="002bb3a6"/>
    </style:style>
    <style:style style:name="P57" style:family="paragraph" style:parent-style-name="Standard" style:list-style-name="L9">
      <style:text-properties style:font-name="Ubuntu Nerd Font1" officeooo:rsid="0019bc8a" officeooo:paragraph-rsid="0019bc8a"/>
    </style:style>
    <style:style style:name="P58" style:family="paragraph" style:parent-style-name="Standard" style:list-style-name="L10">
      <style:text-properties style:font-name="Ubuntu Nerd Font1" officeooo:rsid="001bed1d" officeooo:paragraph-rsid="001bed1d"/>
    </style:style>
    <style:style style:name="P59" style:family="paragraph" style:parent-style-name="Standard" style:list-style-name="L10">
      <style:text-properties style:font-name="Ubuntu Nerd Font1" officeooo:rsid="003a01b2" officeooo:paragraph-rsid="003a01b2"/>
    </style:style>
    <style:style style:name="P60" style:family="paragraph" style:parent-style-name="Standard" style:list-style-name="L11">
      <style:text-properties style:font-name="Ubuntu Nerd Font1" fo:font-weight="normal" officeooo:rsid="001b0bd6" officeooo:paragraph-rsid="001b0bd6" style:font-weight-asian="normal" style:font-weight-complex="normal"/>
    </style:style>
    <style:style style:name="P61" style:family="paragraph" style:parent-style-name="Standard" style:list-style-name="L11">
      <style:text-properties style:font-name="Ubuntu Nerd Font1" fo:font-weight="normal" officeooo:rsid="001b0bd6" officeooo:paragraph-rsid="002d757d" style:font-weight-asian="normal" style:font-weight-complex="normal"/>
    </style:style>
    <style:style style:name="P62" style:family="paragraph" style:parent-style-name="Standard" style:list-style-name="L11">
      <style:text-properties style:font-name="Ubuntu Nerd Font1" fo:font-weight="normal" officeooo:rsid="001b0bd6" officeooo:paragraph-rsid="00384ec3" style:font-weight-asian="normal" style:font-weight-complex="normal"/>
    </style:style>
    <style:style style:name="P63" style:family="paragraph" style:parent-style-name="Standard" style:list-style-name="L11">
      <style:text-properties style:font-name="Ubuntu Nerd Font1" fo:font-weight="normal" officeooo:rsid="004b1fdd" officeooo:paragraph-rsid="004b1fdd" style:font-weight-asian="normal" style:font-weight-complex="normal"/>
    </style:style>
    <style:style style:name="P64" style:family="paragraph" style:parent-style-name="Standard" style:list-style-name="L11">
      <style:text-properties style:font-name="Ubuntu Nerd Font1" fo:font-weight="normal" officeooo:rsid="001cdb38" officeooo:paragraph-rsid="001cdb38" style:font-weight-asian="normal" style:font-weight-complex="normal"/>
    </style:style>
    <style:style style:name="P65" style:family="paragraph" style:parent-style-name="Standard" style:list-style-name="L14">
      <style:text-properties style:font-name="Ubuntu Nerd Font1" fo:font-weight="normal" officeooo:rsid="00203439" officeooo:paragraph-rsid="00203439" style:font-weight-asian="normal" style:font-weight-complex="normal"/>
    </style:style>
    <style:style style:name="P66" style:family="paragraph" style:parent-style-name="Standard" style:list-style-name="L14">
      <style:text-properties style:font-name="Ubuntu Nerd Font1" fo:font-weight="normal" officeooo:rsid="00307506" officeooo:paragraph-rsid="00307506" style:font-weight-asian="normal" style:font-weight-complex="normal"/>
    </style:style>
    <style:style style:name="P67" style:family="paragraph" style:parent-style-name="Standard">
      <style:text-properties style:font-name="Ubuntu Nerd Font1" fo:font-weight="normal" officeooo:rsid="00307506" officeooo:paragraph-rsid="00307506" style:font-weight-asian="normal" style:font-weight-complex="normal"/>
    </style:style>
    <style:style style:name="P68" style:family="paragraph" style:parent-style-name="Standard" style:list-style-name="L12">
      <style:text-properties style:font-name="Ubuntu Nerd Font1" officeooo:rsid="001e6642" officeooo:paragraph-rsid="001e6642"/>
    </style:style>
    <style:style style:name="P69" style:family="paragraph" style:parent-style-name="Standard" style:list-style-name="L13">
      <style:text-properties style:font-name="Ubuntu Nerd Font1" officeooo:rsid="001e6642" officeooo:paragraph-rsid="001e6642"/>
    </style:style>
    <style:style style:name="P70" style:family="paragraph" style:parent-style-name="Standard" style:list-style-name="L12">
      <style:text-properties style:font-name="Ubuntu Nerd Font1" officeooo:rsid="003e9e4e" officeooo:paragraph-rsid="003e9e4e"/>
    </style:style>
    <style:style style:name="P71" style:family="paragraph" style:parent-style-name="Standard" style:list-style-name="L13">
      <style:text-properties style:font-name="Ubuntu Nerd Font1" officeooo:rsid="00203439" officeooo:paragraph-rsid="00203439"/>
    </style:style>
    <style:style style:name="P72" style:family="paragraph" style:parent-style-name="Standard" style:list-style-name="L13">
      <style:text-properties style:font-name="Ubuntu Nerd Font1" officeooo:rsid="00203439" officeooo:paragraph-rsid="003e9e4e"/>
    </style:style>
    <style:style style:name="P73" style:family="paragraph" style:parent-style-name="Standard" style:list-style-name="L13">
      <style:text-properties style:font-name="Ubuntu Nerd Font1" officeooo:rsid="00304f48" officeooo:paragraph-rsid="00304f48"/>
    </style:style>
    <style:style style:name="P74" style:family="paragraph" style:parent-style-name="Standard" style:list-style-name="L13">
      <style:text-properties style:font-name="Ubuntu Nerd Font1" officeooo:rsid="0020c7a4" officeooo:paragraph-rsid="003e9e4e"/>
    </style:style>
    <style:style style:name="P75" style:family="paragraph" style:parent-style-name="Standard" style:list-style-name="L16">
      <style:text-properties style:font-name="Ubuntu Nerd Font1" officeooo:rsid="0020c7a4" officeooo:paragraph-rsid="0024a262"/>
    </style:style>
    <style:style style:name="P76" style:family="paragraph" style:parent-style-name="Standard" style:list-style-name="L18">
      <style:text-properties style:font-name="Ubuntu Nerd Font1" officeooo:rsid="0020c7a4" officeooo:paragraph-rsid="0028a1fb"/>
    </style:style>
    <style:style style:name="P77" style:family="paragraph" style:parent-style-name="Standard" style:list-style-name="L19">
      <style:text-properties style:font-name="Ubuntu Nerd Font1" officeooo:rsid="0020c7a4" officeooo:paragraph-rsid="0026ca52"/>
    </style:style>
    <style:style style:name="P78" style:family="paragraph" style:parent-style-name="Standard" style:list-style-name="L19">
      <style:text-properties style:font-name="Ubuntu Nerd Font1" officeooo:rsid="0020c7a4" officeooo:paragraph-rsid="0028a1fb"/>
    </style:style>
    <style:style style:name="P79" style:family="paragraph" style:parent-style-name="Standard" style:list-style-name="L15">
      <style:text-properties style:font-name="Ubuntu Nerd Font1" officeooo:rsid="0024a262" officeooo:paragraph-rsid="0024a262"/>
    </style:style>
    <style:style style:name="P80" style:family="paragraph" style:parent-style-name="Standard" style:list-style-name="L16">
      <style:text-properties style:font-name="Ubuntu Nerd Font1" officeooo:rsid="0024a262" officeooo:paragraph-rsid="0024a262"/>
    </style:style>
    <style:style style:name="P81" style:family="paragraph" style:parent-style-name="Standard" style:list-style-name="L16">
      <style:text-properties style:font-name="Ubuntu Nerd Font1" officeooo:rsid="00319b65" officeooo:paragraph-rsid="00319b65"/>
    </style:style>
    <style:style style:name="P82" style:family="paragraph" style:parent-style-name="Standard" style:list-style-name="L16">
      <style:text-properties style:font-name="Ubuntu Nerd Font1" officeooo:rsid="0042cf7d" officeooo:paragraph-rsid="0042cf7d"/>
    </style:style>
    <style:style style:name="P83" style:family="paragraph" style:parent-style-name="Standard" style:list-style-name="L16">
      <style:text-properties style:font-name="Ubuntu Nerd Font1" officeooo:rsid="00438794" officeooo:paragraph-rsid="00438794"/>
    </style:style>
    <style:style style:name="P84" style:family="paragraph" style:parent-style-name="Standard" style:list-style-name="L18">
      <style:text-properties style:font-name="Ubuntu Nerd Font1" officeooo:rsid="00438794" officeooo:paragraph-rsid="00438794"/>
    </style:style>
    <style:style style:name="P85" style:family="paragraph" style:parent-style-name="Standard" style:list-style-name="L19">
      <style:text-properties style:font-name="Ubuntu Nerd Font1" officeooo:rsid="00438794" officeooo:paragraph-rsid="00438794"/>
    </style:style>
    <style:style style:name="P86" style:family="paragraph" style:parent-style-name="Standard">
      <style:text-properties style:font-name="Ubuntu Nerd Font1" officeooo:rsid="00438794" officeooo:paragraph-rsid="00438794"/>
    </style:style>
    <style:style style:name="P87" style:family="paragraph" style:parent-style-name="Standard" style:list-style-name="L17">
      <style:text-properties style:font-name="Ubuntu Nerd Font1" officeooo:rsid="0028a1fb" officeooo:paragraph-rsid="0028a1fb"/>
    </style:style>
    <style:style style:name="P88" style:family="paragraph" style:parent-style-name="Standard" style:list-style-name="L19">
      <style:text-properties style:font-name="Ubuntu Nerd Font1" officeooo:rsid="0028a1fb" officeooo:paragraph-rsid="0028a1fb"/>
    </style:style>
    <style:style style:name="P89" style:family="paragraph" style:parent-style-name="Standard" style:list-style-name="L17">
      <style:text-properties style:font-name="Ubuntu Nerd Font1" officeooo:rsid="0033eaf4" officeooo:paragraph-rsid="0033eaf4"/>
    </style:style>
    <style:style style:name="P90" style:family="paragraph" style:parent-style-name="Standard" style:list-style-name="L19">
      <style:text-properties style:font-name="Ubuntu Nerd Font1" officeooo:rsid="0033eaf4" officeooo:paragraph-rsid="0033eaf4"/>
    </style:style>
    <style:style style:name="P91" style:family="paragraph" style:parent-style-name="Standard" style:list-style-name="L16">
      <style:text-properties style:font-name="Ubuntu Nerd Font1" officeooo:rsid="00574532" officeooo:paragraph-rsid="00574532"/>
    </style:style>
    <style:style style:name="P92" style:family="paragraph" style:parent-style-name="Standard" style:list-style-name="L10">
      <style:text-properties style:font-name="Ubuntu Nerd Font1" officeooo:rsid="005a7c9b" officeooo:paragraph-rsid="005a7c9b"/>
    </style:style>
    <style:style style:name="P93" style:family="paragraph" style:parent-style-name="Standard">
      <style:text-properties style:font-name="Ubuntu Nerd Font1" officeooo:rsid="005c8523" officeooo:paragraph-rsid="005c8523"/>
    </style:style>
    <style:style style:name="P94" style:family="paragraph" style:parent-style-name="Standard" style:list-style-name="L6">
      <style:text-properties officeooo:paragraph-rsid="00164102"/>
    </style:style>
    <style:style style:name="P95" style:family="paragraph" style:parent-style-name="Standard" style:list-style-name="L6">
      <style:text-properties officeooo:paragraph-rsid="0013d467"/>
    </style:style>
    <style:style style:name="P96" style:family="paragraph" style:parent-style-name="Standard" style:list-style-name="L6">
      <style:text-properties officeooo:paragraph-rsid="003480e4"/>
    </style:style>
    <style:style style:name="P97" style:family="paragraph" style:parent-style-name="Standard" style:list-style-name="L6">
      <style:text-properties officeooo:rsid="004b1fdd" officeooo:paragraph-rsid="004b1fdd"/>
    </style:style>
    <style:style style:name="P98" style:family="paragraph" style:parent-style-name="Standard" style:list-style-name="L11">
      <style:text-properties style:font-name="Ubuntu Nerd Font" fo:font-weight="normal" officeooo:rsid="001cdb38" officeooo:paragraph-rsid="001cdb38" style:font-weight-asian="normal" style:font-weight-complex="normal"/>
    </style:style>
    <style:style style:name="P99" style:family="paragraph" style:parent-style-name="Standard" style:list-style-name="L11">
      <style:text-properties style:font-name="Ubuntu Nerd Font" fo:font-weight="normal" officeooo:rsid="003a01b2" officeooo:paragraph-rsid="003a01b2" style:font-weight-asian="normal" style:font-weight-complex="normal"/>
    </style:style>
    <style:style style:name="P100" style:family="paragraph" style:parent-style-name="Standard" style:list-style-name="L11">
      <style:text-properties style:font-name="Ubuntu Nerd Font" fo:font-weight="normal" officeooo:rsid="003f1529" officeooo:paragraph-rsid="003f1529" style:font-weight-asian="normal" style:font-weight-complex="normal"/>
    </style:style>
    <style:style style:name="P101" style:family="paragraph" style:parent-style-name="Standard" style:list-style-name="L11">
      <style:text-properties style:font-name="Ubuntu Nerd Font" fo:font-weight="normal" officeooo:rsid="0046bfe3" officeooo:paragraph-rsid="0046bfe3" style:font-weight-asian="normal" style:font-weight-complex="normal"/>
    </style:style>
    <style:style style:name="P102" style:family="paragraph" style:parent-style-name="Standard" style:list-style-name="L12">
      <style:text-properties officeooo:rsid="001e6642" officeooo:paragraph-rsid="001e6642"/>
    </style:style>
    <style:style style:name="P103" style:family="paragraph" style:parent-style-name="Standard" style:list-style-name="L13">
      <style:text-properties fo:color="#c9211e" loext:opacity="100%" style:font-name="Ubuntu Nerd Font1" officeooo:rsid="0020c7a4" officeooo:paragraph-rsid="003e9e4e"/>
    </style:style>
    <style:style style:name="P104" style:family="paragraph" style:parent-style-name="Standard" style:list-style-name="L16">
      <style:text-properties fo:color="#c9211e" loext:opacity="100%" style:font-name="Ubuntu Nerd Font1" officeooo:rsid="00575f3b" officeooo:paragraph-rsid="00575f3b"/>
    </style:style>
    <style:style style:name="P105" style:family="paragraph" style:parent-style-name="Standard">
      <style:text-properties fo:color="#c9211e" loext:opacity="100%" style:font-name="Ubuntu Nerd Font1" officeooo:rsid="00575f3b" officeooo:paragraph-rsid="00575f3b"/>
    </style:style>
    <style:style style:name="P106" style:family="paragraph" style:parent-style-name="Standard">
      <style:text-properties style:font-name="Passero One" fo:font-size="14pt" officeooo:rsid="00514a8b" officeooo:paragraph-rsid="00514a8b"/>
    </style:style>
    <style:style style:name="P107" style:family="paragraph" style:parent-style-name="Standard">
      <style:text-properties style:font-name="Passero One" fo:font-size="34pt" officeooo:rsid="001165f5" officeooo:paragraph-rsid="001165f5"/>
    </style:style>
    <style:style style:name="P108" style:family="paragraph" style:parent-style-name="Standard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Passero One" fo:font-size="12pt" officeooo:rsid="00514a8b" officeooo:paragraph-rsid="00514a8b"/>
    </style:style>
    <style:style style:name="P109" style:family="paragraph" style:parent-style-name="Standard">
      <style:text-properties style:font-name="Passero One" fo:font-size="18pt" officeooo:rsid="005c362a" officeooo:paragraph-rsid="005c362a"/>
    </style:style>
    <style:style style:name="P110" style:family="paragraph" style:parent-style-name="Standard">
      <style:text-properties style:font-name="Passero One" officeooo:rsid="005c8523" officeooo:paragraph-rsid="005c8523" fo:background-color="#ffff00"/>
    </style:style>
    <style:style style:name="P111" style:family="paragraph" style:parent-style-name="Text_20_body" style:list-style-name="L20">
      <style:text-properties fo:color="#c9211e" loext:opacity="100%" style:font-name="Pinkish sky" officeooo:rsid="003bff2f" officeooo:paragraph-rsid="003bff2f"/>
    </style:style>
    <style:style style:name="P112" style:family="paragraph" style:parent-style-name="Text_20_body" style:list-style-name="L20">
      <style:text-properties fo:color="#c9211e" loext:opacity="100%" style:font-name="Pinkish sky" officeooo:rsid="00453bed" officeooo:paragraph-rsid="00453bed"/>
    </style:style>
    <style:style style:name="P113" style:family="paragraph" style:parent-style-name="Text_20_body" style:list-style-name="L20">
      <style:text-properties fo:color="#c9211e" loext:opacity="100%" style:font-name="Pinkish sky" officeooo:rsid="004b1fdd" officeooo:paragraph-rsid="004b1fdd"/>
    </style:style>
    <style:style style:name="P114" style:family="paragraph" style:parent-style-name="Text_20_body">
      <style:paragraph-properties fo:text-align="end" style:justify-single-word="false"/>
      <style:text-properties style:use-window-font-color="true" loext:opacity="0%" style:font-name="Pinkish sky" officeooo:rsid="006511ed" officeooo:paragraph-rsid="006511ed"/>
    </style:style>
    <style:style style:name="T1" style:family="text">
      <style:text-properties officeooo:rsid="0011f349"/>
    </style:style>
    <style:style style:name="T2" style:family="text">
      <style:text-properties officeooo:rsid="0013d467"/>
    </style:style>
    <style:style style:name="T3" style:family="text">
      <style:text-properties style:font-name="Ubuntu Nerd Font1"/>
    </style:style>
    <style:style style:name="T4" style:family="text">
      <style:text-properties style:font-name="Ubuntu Nerd Font1" officeooo:rsid="0013d467"/>
    </style:style>
    <style:style style:name="T5" style:family="text">
      <style:text-properties style:font-name="Ubuntu Nerd Font1" officeooo:rsid="00183d25"/>
    </style:style>
    <style:style style:name="T6" style:family="text">
      <style:text-properties style:font-name="Ubuntu Nerd Font1" officeooo:rsid="0019bc8a"/>
    </style:style>
    <style:style style:name="T7" style:family="text">
      <style:text-properties style:font-name="Ubuntu Nerd Font1" officeooo:rsid="002b4cf7"/>
    </style:style>
    <style:style style:name="T8" style:family="text">
      <style:text-properties style:font-name="Ubuntu Nerd Font1" officeooo:rsid="002f6b09"/>
    </style:style>
    <style:style style:name="T9" style:family="text">
      <style:text-properties style:font-name="Ubuntu Nerd Font1" officeooo:rsid="003480e4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183d25"/>
    </style:style>
    <style:style style:name="T12" style:family="text">
      <style:text-properties style:font-name="Ubuntu Nerd Font"/>
    </style:style>
    <style:style style:name="T13" style:family="text">
      <style:text-properties style:font-name="Ubuntu Nerd Font" officeooo:rsid="002f6b0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438794" style:font-style-asian="normal" style:font-style-complex="normal"/>
    </style:style>
    <style:style style:name="T17" style:family="text">
      <style:text-properties style:text-position="sub 58%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style:text-position="sub 58%" officeooo:rsid="0040fc9f"/>
    </style:style>
    <style:style style:name="T21" style:family="text">
      <style:text-properties style:text-position="sub 58%" officeooo:rsid="00479812"/>
    </style:style>
    <style:style style:name="T22" style:family="text">
      <style:text-properties officeooo:rsid="002197bc"/>
    </style:style>
    <style:style style:name="T23" style:family="text">
      <style:text-properties officeooo:rsid="0025bf2b"/>
    </style:style>
    <style:style style:name="T24" style:family="text">
      <style:text-properties officeooo:rsid="0028a1fb"/>
    </style:style>
    <style:style style:name="T25" style:family="text">
      <style:text-properties officeooo:rsid="002b4cf7"/>
    </style:style>
    <style:style style:name="T26" style:family="text">
      <style:text-properties officeooo:rsid="002d1749"/>
    </style:style>
    <style:style style:name="T27" style:family="text">
      <style:text-properties officeooo:rsid="002d757d"/>
    </style:style>
    <style:style style:name="T28" style:family="text">
      <style:text-properties officeooo:rsid="002f6b09"/>
    </style:style>
    <style:style style:name="T29" style:family="text">
      <style:text-properties officeooo:rsid="00307506"/>
    </style:style>
    <style:style style:name="T30" style:family="text">
      <style:text-properties officeooo:rsid="00319b65"/>
    </style:style>
    <style:style style:name="T31" style:family="text">
      <style:text-properties officeooo:rsid="003205bd"/>
    </style:style>
    <style:style style:name="T32" style:family="text">
      <style:text-properties officeooo:rsid="0033eaf4"/>
    </style:style>
    <style:style style:name="T33" style:family="text">
      <style:text-properties officeooo:rsid="003480e4"/>
    </style:style>
    <style:style style:name="T34" style:family="text">
      <style:text-properties officeooo:rsid="003581e8"/>
    </style:style>
    <style:style style:name="T35" style:family="text">
      <style:text-properties officeooo:rsid="00370833"/>
    </style:style>
    <style:style style:name="T36" style:family="text">
      <style:text-properties officeooo:rsid="00384ec3"/>
    </style:style>
    <style:style style:name="T37" style:family="text">
      <style:text-properties officeooo:rsid="003b1a20"/>
    </style:style>
    <style:style style:name="T38" style:family="text">
      <style:text-properties officeooo:rsid="003de310"/>
    </style:style>
    <style:style style:name="T39" style:family="text">
      <style:text-properties officeooo:rsid="003e9e4e"/>
    </style:style>
    <style:style style:name="T40" style:family="text">
      <style:text-properties officeooo:rsid="003f1529"/>
    </style:style>
    <style:style style:name="T41" style:family="text">
      <style:text-properties officeooo:rsid="0040fc9f"/>
    </style:style>
    <style:style style:name="T42" style:family="text">
      <style:text-properties officeooo:rsid="0041c0d0"/>
    </style:style>
    <style:style style:name="T43" style:family="text">
      <style:text-properties officeooo:rsid="0042cf7d"/>
    </style:style>
    <style:style style:name="T44" style:family="text">
      <style:text-properties officeooo:rsid="00438794"/>
    </style:style>
    <style:style style:name="T45" style:family="text">
      <style:text-properties officeooo:rsid="00479812"/>
    </style:style>
    <style:style style:name="T46" style:family="text">
      <style:text-properties style:text-position="0% 100%" officeooo:rsid="00479812"/>
    </style:style>
    <style:style style:name="T47" style:family="text">
      <style:text-properties officeooo:rsid="004b1fdd"/>
    </style:style>
    <style:style style:name="T48" style:family="text">
      <style:text-properties style:use-window-font-color="true" loext:opacity="0%"/>
    </style:style>
    <style:style style:name="T49" style:family="text">
      <style:text-properties style:use-window-font-color="true" loext:opacity="0%" officeooo:rsid="003de310"/>
    </style:style>
    <style:style style:name="T50" style:family="text">
      <style:text-properties officeooo:rsid="00514a8b"/>
    </style:style>
    <style:style style:name="T51" style:family="text">
      <style:text-properties officeooo:rsid="00522284"/>
    </style:style>
    <style:style style:name="T52" style:family="text">
      <style:text-properties officeooo:rsid="003a5319"/>
    </style:style>
    <style:style style:name="T53" style:family="text">
      <style:text-properties style:font-name="Ubuntu Nerd Font1"/>
    </style:style>
    <style:style style:name="T54" style:family="text">
      <style:text-properties officeooo:rsid="005504d2"/>
    </style:style>
    <style:style style:name="T55" style:family="text">
      <style:text-properties fo:color="#c9211e" loext:opacity="100%"/>
    </style:style>
    <style:style style:name="T56" style:family="text">
      <style:text-properties fo:color="#c9211e" loext:opacity="100%" officeooo:rsid="006106d1"/>
    </style:style>
    <style:style style:name="T57" style:family="text">
      <style:text-properties officeooo:rsid="005c362a"/>
    </style:style>
    <style:style style:name="T58" style:family="text">
      <style:text-properties officeooo:rsid="005c8523"/>
    </style:style>
    <style:style style:name="T59" style:family="text">
      <style:text-properties style:font-size-asian="10.5pt" style:font-size-complex="12pt"/>
    </style:style>
    <style:style style:name="T60" style:family="text">
      <style:text-properties officeooo:rsid="005fb5d9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officeooo:rsid="006106d1"/>
    </style:style>
    <style:style style:name="T63" style:family="text">
      <style:text-properties officeooo:rsid="006449b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EEE Overview <text:span text:style-name="T50">2024 </text:span></text:p>
      <text:p text:style-name="P109">(<text:span text:style-name="T63">prev. year questions | optimal </text:span><text:span text:style-name="T58">range </text:span>201<text:span text:style-name="T58">6-21</text:span>)</text:p>
      <text:p text:style-name="P10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5"><text:a xlink:type="simple" xlink:href="#__RefHeading___Toc480_879041243" text:style-name="Index_20_Link" text:visited-style-name="Index_20_Link">Chapter 5 (semiconductor)<text:tab/>2</text:a></text:p>
          <text:p text:style-name="P25"><text:a xlink:type="simple" xlink:href="#__RefHeading___Toc482_879041243" text:style-name="Index_20_Link" text:visited-style-name="Index_20_Link">Chapter 6 (diode)<text:tab/>3</text:a></text:p>
          <text:p text:style-name="P25"><text:a xlink:type="simple" xlink:href="#__RefHeading___Toc484_879041243" text:style-name="Index_20_Link" text:visited-style-name="Index_20_Link">Chapter 7 (special diodes)<text:tab/>4</text:a></text:p>
          <text:p text:style-name="P25"><text:a xlink:type="simple" xlink:href="#__RefHeading___Toc486_879041243" text:style-name="Index_20_Link" text:visited-style-name="Index_20_Link">Chapter 8 (transistors)<text:tab/>4</text:a></text:p>
          <text:p text:style-name="P25"><text:a xlink:type="simple" xlink:href="#__RefHeading___Toc488_879041243" text:style-name="Index_20_Link" text:visited-style-name="Index_20_Link">Chapter 14 (oscillators)<text:tab/>5</text:a></text:p>
          <text:p text:style-name="P25"><text:a xlink:type="simple" xlink:href="#__RefHeading___Toc490_879041243" text:style-name="Index_20_Link" text:visited-style-name="Index_20_Link">Chapter 19 (field effect transistors)<text:tab/>5</text:a></text:p>
          <text:p text:style-name="P25"><text:a xlink:type="simple" xlink:href="#__RefHeading___Toc492_879041243" text:style-name="Index_20_Link" text:visited-style-name="Index_20_Link">Chapter 20 (rectifiers)<text:tab/>6</text:a></text:p>
          <text:p text:style-name="P25"><text:a xlink:type="simple" xlink:href="#__RefHeading___Toc494_879041243" text:style-name="Index_20_Link" text:visited-style-name="Index_20_Link">Chapter 21 (power electronics)<text:tab/>6</text:a></text:p>
        </text:index-body>
      </text:table-of-content>
      <text:p text:style-name="P24"><text:span text:style-name="T3"/></text:p>
      <text:p text:style-name="P24"><text:span text:style-name="T61">Hyperlinked</text:span> (click to follow <text:span text:style-name="T60">above links</text:span>)</text:p>
      <text:p text:style-name="P24"/>
      <text:p text:style-name="P108"><text:span text:style-name="T59">Disclaimer</text:span></text:p>
      <text:p text:style-name="P23">This is by <text:span text:style-name="T55">no means</text:span>, any sorts of suggestion. Just the curated set of topics derived from previous year’s questions, sorted with latest in preference, <text:span text:style-name="T57">without any sorts of guaranty</text:span>. Copyrighting is <text:span text:style-name="T54">totally </text:span>allowed under <text:span text:style-name="T55">CC-O act</text:span>. Also thanks to Mehedi Hasan for collaboration. <text:span text:style-name="T62">Here star mark represents repetition rate! A bit of </text:span><text:span text:style-name="T56">luck</text:span><text:span text:style-name="T62"> this time, I guess.</text:span></text:p>
      <text:p text:style-name="P110">Further questions (2015 and earlier) are also available on rising flare. Feel free to check!</text:p>
      <text:p text:style-name="P93"/>
      <text:p text:style-name="P93"/>
      <text:h text:style-name="Heading_20_1" text:outline-level="1"/>
      <text:h text:style-name="Heading_20_1" text:outline-level="1"><text:bookmark-start text:name="__RefHeading___Toc480_879041243"/>Chapter <text:span text:style-name="T1">5 </text:span><text:span text:style-name="T51">(semiconductor)</text:span><text:bookmark-end text:name="__RefHeading___Toc480_879041243"/></text:h>
      <text:p text:style-name="P1"/>
      <text:p text:style-name="P10">let’s define…</text:p>
      <text:list text:style-name="L1">
        <text:list-item>
          <text:p text:style-name="P29">semiconductor</text:p>
        </text:list-item>
        <text:list-item>
          <text:p text:style-name="P29">p-n junction </text:p>
        </text:list-item>
        <text:list-item>
          <text:p text:style-name="P31">intrinsic and extrinsic </text:p>
        </text:list-item>
        <text:list-item>
          <text:p text:style-name="P34">behavior of pn junction under forward and reverse biasing </text:p>
        </text:list-item>
      </text:list>
      <text:p text:style-name="P2"/>
      <text:p text:style-name="P10">let’s illustrate…</text:p>
      <text:list text:style-name="L2">
        <text:list-item>
          <text:p text:style-name="P30">effect of temp<text:span text:style-name="T2">erature on semiconductor</text:span></text:p>
        </text:list-item>
        <text:list-item>
          <text:p text:style-name="P36">V-I characteristics of pn</text:p>
        </text:list-item>
        <text:list-item>
          <text:p text:style-name="P40">mechanism of hole current</text:p>
        </text:list-item>
      </text:list>
      <text:p text:style-name="P10"/>
      <text:h text:style-name="P27" text:outline-level="1"><text:bookmark-start text:name="__RefHeading___Toc482_879041243"/>Chapter 6 <text:span text:style-name="T51">(diode)</text:span><text:bookmark-end text:name="__RefHeading___Toc482_879041243"/></text:h>
      <text:p text:style-name="P2"/>
      <text:p text:style-name="P11">let’s define…</text:p>
      <text:list text:style-name="L3">
        <text:list-item>
          <text:p text:style-name="P37">crystal diode <text:span text:style-name="T25">*</text:span><text:span text:style-name="T33">*</text:span></text:p>
        </text:list-item>
        <text:list-item>
          <text:p text:style-name="P42">ripple factor <text:span text:style-name="T25">*</text:span><text:span text:style-name="T34">*</text:span></text:p>
        </text:list-item>
        <text:list-item>
          <text:p text:style-name="P32">zener diode </text:p>
        </text:list-item>
      </text:list>
      <text:p text:style-name="P3"/>
      <text:p text:style-name="P11">let’s illustrate…</text:p>
      <text:list text:style-name="L4">
        <text:list-item>
          <text:p text:style-name="P38">crystal diode as a switch <text:span text:style-name="T25">*</text:span><text:span text:style-name="T33">*</text:span></text:p>
        </text:list-item>
        <text:list-item>
          <text:p text:style-name="P43">ripple factor of full wave &lt; half wave <text:span text:style-name="T25">*</text:span><text:span text:style-name="T35">*</text:span></text:p>
        </text:list-item>
        <text:list-item>
          <text:p text:style-name="P44">full wave rectifier is twice as effective as half wave <text:span text:style-name="T25">*</text:span><text:span text:style-name="T33">*</text:span></text:p>
        </text:list-item>
        <text:list-item>
          <text:p text:style-name="P45">filter circuits (capacitor, choke input, capacitor input filter) <text:span text:style-name="T25">*</text:span><text:span text:style-name="T34">*</text:span></text:p>
        </text:list-item>
        <text:list-item>
          <text:p text:style-name="P46">full wave bridge rectifier (working strategy, pros and cons)</text:p>
        </text:list-item>
        <text:list-item>
          <text:p text:style-name="P47">crystal diode vs vacuum diode (pros and cons)</text:p>
        </text:list-item>
        <text:list-item>
          <text:p text:style-name="P33">how zener diode maintains constant voltage across the load.</text:p>
        </text:list-item>
        <text:list-item>
          <text:p text:style-name="P41">Equivalent circuits of crystal diode (draw and discuss)</text:p>
        </text:list-item>
      </text:list>
      <text:list text:style-name="L5">
        <text:list-header>
          <text:p text:style-name="P48"/>
        </text:list-header>
      </text:list>
      <text:p text:style-name="P11">a bit of math…</text:p>
      <text:list text:style-name="L6">
        <text:list-item>
          <text:p text:style-name="P35">Derive an expression for the efficiency of a full wave rectifier.</text:p>
        </text:list-item>
        <text:list-item>
          <text:p text:style-name="P94"><text:span text:style-name="T4">A crystal diode having internal resistance </text:span><text:span text:style-name="T4"><draw:frame draw:style-name="fr1" draw:name="Object2" text:anchor-type="as-char" svg:y="-0.1484in" svg:width="0.3181in" svg:height="0.1846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<text:s/>is used for half-wave rectification. If the applied voltage <text:s/></text:span><text:span text:style-name="T4"><draw:frame draw:style-name="fr1" draw:name="Object3" text:anchor-type="as-char" svg:y="-0.1484in" svg:width="0.8681in" svg:height="0.1846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<text:s/>and load resistance is </text:span><text:span text:style-name="T4"><draw:frame draw:style-name="fr1" draw:name="Object1" text:anchor-type="as-char" svg:y="-0.1484in" svg:width="0.0161in" svg:height="0.1846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<draw:frame draw:style-name="fr1" draw:name="Object4" text:anchor-type="as-char" svg:y="-0.1484in" svg:width="0.3965in" svg:height="0.18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. Find </text:span><text:span text:style-name="T7">*</text:span></text:p>
          <text:list>
            <text:list-item>
              <text:p text:style-name="P39"><draw:frame draw:style-name="fr1" draw:name="Object5" text:anchor-type="as-char" svg:y="-0.1484in" svg:width="0.8189in" svg:height="0.2098in" draw:z-index="4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39">a.c. power input and d.c. power input</text:p>
            </text:list-item>
            <text:list-item>
              <text:p text:style-name="P39">d.c. output voltage</text:p>
            </text:list-item>
            <text:list-item>
              <text:p text:style-name="P39">efficiency of rectification</text:p>
            </text:list-item>
          </text:list>
        </text:list-item>
        <text:list-item>
          <text:p text:style-name="P95"><text:span text:style-name="T4">The four diodes used in a bridge rectifier circuit have forward resistances which may be considered constant at 1</text:span><text:span text:style-name="T11">Ω</text:span><text:span text:style-name="T4"> and infinite reverse resistance. The alternating supply voltage is 300V r.m.s. and load resistance is 250 2. Calculate (i) mean load current and (ii) power dissipated</text:span><text:span text:style-name="T5"> </text:span><text:span text:style-name="T4">in each diode. </text:span><text:span text:style-name="T7">*</text:span></text:p>
        </text:list-item>
        <text:list-item>
          <text:p text:style-name="P96"><text:span text:style-name="T7">A</text:span><text:span text:style-name="T9">n a.c. supply of 250V is applied to a half-wave rectifier circuit through a transformer of turn ratio 10:1. Find,</text:span></text:p>
          <text:list>
            <text:list-item>
              <text:p text:style-name="P49">the output d.c. voltage </text:p>
            </text:list-item>
            <text:list-item>
              <text:p text:style-name="P49">the peak inverse voltage <text:line-break/>(Consider the diode to be ideal)</text:p>
            </text:list-item>
          </text:list>
        </text:list-item>
        <text:list-item>
          <text:p text:style-name="P50">A half wave rectifier uses a transformer turns ration 5:2. If the primary voltage is 250 V (r.m.s.), find,</text:p>
          <text:list>
            <text:list-item>
              <text:p text:style-name="P50">d.c. output voltage </text:p>
            </text:list-item>
            <text:list-item>
              <text:p text:style-name="P97"><text:span text:style-name="T3">peak inverse voltage<text:line-break/></text:span><text:span text:style-name="T9">(Consider the diode to be ideal)</text:span><text:span text:style-name="T3"><text:line-break/></text:span></text:p>
            </text:list-item>
          </text:list>
        </text:list-item>
      </text:list>
      <text:p text:style-name="P3"/>
      <text:h text:style-name="P26" text:outline-level="1"><text:bookmark-start text:name="__RefHeading___Toc484_879041243"/>Chapter 7 <text:span text:style-name="T51">(special diodes)</text:span><text:bookmark-end text:name="__RefHeading___Toc484_879041243"/></text:h>
      <text:p text:style-name="P2"/>
      <text:p text:style-name="P12">let’s define…</text:p>
      <text:list text:style-name="L7">
        <text:list-item>
          <text:p text:style-name="P52">photo diode <text:span text:style-name="T29">*</text:span><text:span text:style-name="T35">*</text:span></text:p>
        </text:list-item>
        <text:list-item>
          <text:p text:style-name="P55">tunnel diode</text:p>
        </text:list-item>
        <text:list-item>
          <text:p text:style-name="P51">LED (short note)</text:p>
        </text:list-item>
      </text:list>
      <text:p text:style-name="P4"/>
      <text:p text:style-name="P12">let’s illustrate… </text:p>
      <text:list text:style-name="L8">
        <text:list-item>
          <text:p text:style-name="P53">working principal <text:span text:style-name="T29">and applications</text:span> of photo diode <text:span text:style-name="T22">with example </text:span><text:span text:style-name="T29">*</text:span><text:span text:style-name="T35">*</text:span></text:p>
        </text:list-item>
        <text:list-item>
          <text:p text:style-name="P56">tunneling effect and V-I <text:span text:style-name="T26">characteristics of tunnel diode </text:span><text:span text:style-name="T47">*</text:span></text:p>
        </text:list-item>
      </text:list>
      <text:p text:style-name="P54"/>
      <text:p text:style-name="P54"/>
      <text:h text:style-name="Heading_20_1" text:outline-level="1"><text:bookmark-start text:name="__RefHeading___Toc486_879041243"/>Chapter 8 <text:span text:style-name="T51">(transistors)</text:span><text:bookmark-end text:name="__RefHeading___Toc486_879041243"/></text:h>
      <text:p text:style-name="P2"/>
      <text:p text:style-name="P13">let’s define…</text:p>
      <text:list text:style-name="L9">
        <text:list-item>
          <text:p text:style-name="P57">transistor <text:span text:style-name="T26">*</text:span><text:span text:style-name="T35">*</text:span></text:p>
        </text:list-item>
      </text:list>
      <text:p text:style-name="P5"/>
      <text:p text:style-name="P13">let’s illustrate…</text:p>
      <text:list text:style-name="L10">
        <text:list-item>
          <text:p text:style-name="P58">transistor vs vacuum tube (advantages, disadvantages) <text:span text:style-name="T28">*</text:span></text:p>
        </text:list-item>
        <text:list-item>
          <text:p text:style-name="P59">three transistor connections comparison </text:p>
        </text:list-item>
        <text:list-item>
          <text:p text:style-name="P92">why is collector current is slightly less than emitter current</text:p>
        </text:list-item>
      </text:list>
      <text:p text:style-name="P19"/>
      <text:p text:style-name="P14">a bit of math…</text:p>
      <text:list text:style-name="L11">
        <text:list-item>
          <text:p text:style-name="P60">expression for collector current in common emitter <text:span text:style-name="T47">*</text:span></text:p>
        </text:list-item>
        <text:list-item>
          <text:p text:style-name="P61">expression for collector current in common <text:span text:style-name="T27">base</text:span></text:p>
        </text:list-item>
        <text:list-item>
          <text:p text:style-name="P62">expression for collector current in common <text:span text:style-name="T27">base </text:span><text:span text:style-name="T36">(*)</text:span></text:p>
        </text:list-item>
        <text:list-item>
          <text:p text:style-name="P63">input output characteristics of common-emitter</text:p>
        </text:list-item>
        <text:list-item>
          <text:p text:style-name="P64">a transistor is connected in common-emitter (CE) configuration in which collector supply is 20V and the voltage drop across 800<text:span text:style-name="T10">Ω</text:span> load resistance connected in the collector circuit is 0.5V. If <text:span text:style-name="T12">α=0.96, calculate: </text:span><text:span text:style-name="T13">*</text:span></text:p>
          <text:list>
            <text:list-item>
              <text:p text:style-name="P98">collector-emitter voltage</text:p>
            </text:list-item>
            <text:list-item>
              <text:p text:style-name="P98">base current</text:p>
            </text:list-item>
          </text:list>
        </text:list-item>
        <text:list-item>
          <text:p text:style-name="P99">The collector leakage current in a transistor is 250 <text:span text:style-name="T52">µ</text:span>A in CE arrangement. <text:span text:style-name="T37">If the transistor is connected in CB arrangement, what will be the leakage current? <text:line-break/>Given that β = 100. </text:span></text:p>
        </text:list-item>
        <text:list-item>
          <text:p text:style-name="P100">A Germenium transistor is to be <text:span text:style-name="T41">operated at zero signal I</text:span><text:span text:style-name="T20">c</text:span><text:span text:style-name="T41"> = 1 mA. If the collector supply V</text:span><text:span text:style-name="T20">cc</text:span><text:span text:style-name="T41"> = 15 V, what is the value of R</text:span><text:span text:style-name="T20">B</text:span><text:span text:style-name="T41"> in the base resistor method. </text:span><text:span text:style-name="T42">Given that β = 120.</text:span></text:p>
        </text:list-item>
        <text:list-item>
          <text:p text:style-name="P101">A transistor employs a 4 k<text:span text:style-name="T10">Ω</text:span> load and V<text:span text:style-name="T17">cc</text:span> = 13 V. What is the maximum input signal if <text:span text:style-name="T42">β = 1</text:span>00? Given V<text:span text:style-name="T17">knee</text:span> = 1V <text:span text:style-name="T45">and a change of 1V in V</text:span><text:span text:style-name="T21">BE </text:span><text:span text:style-name="T46">causes a change of 5mA in collector current.</text:span></text:p>
          <text:p text:style-name="P101"><text:span text:style-name="T46"/></text:p>
        </text:list-item>
      </text:list>
      <text:h text:style-name="P26" text:outline-level="1"><text:bookmark-start text:name="__RefHeading___Toc488_879041243"/>Chapter 14 <text:span text:style-name="T51">(oscillators)</text:span><text:bookmark-end text:name="__RefHeading___Toc488_879041243"/></text:h>
      <text:p text:style-name="P2"/>
      <text:p text:style-name="P15">let’s define…</text:p>
      <text:list text:style-name="L12">
        <text:list-item>
          <text:p text:style-name="P102"><text:span text:style-name="T6">sinusoidal </text:span><text:span text:style-name="T3">oscillator </text:span><text:span text:style-name="T8">*</text:span></text:p>
        </text:list-item>
        <text:list-item>
          <text:p text:style-name="P68">tank circuit <text:span text:style-name="T28">*</text:span></text:p>
        </text:list-item>
        <text:list-item>
          <text:p text:style-name="P70">Oscillatory circuit </text:p>
        </text:list-item>
      </text:list>
      <text:p text:style-name="P6"/>
      <text:p text:style-name="P15">let’s illustrate…</text:p>
      <text:list text:style-name="L13">
        <text:list-item>
          <text:p text:style-name="P69">advantages of sinusoidal oscillator <text:span text:style-name="T28">*</text:span></text:p>
        </text:list-item>
        <text:list-item>
          <text:p text:style-name="P69">sinusoidal oscillator and alternator (difference) <text:span text:style-name="T28">*</text:span></text:p>
        </text:list-item>
        <text:list-item>
          <text:p text:style-name="P71">tuned collector (construction and circuit operation)</text:p>
        </text:list-item>
        <text:list-item>
          <text:p text:style-name="P72"><text:span text:style-name="T39">colpitt’s</text:span> (construction and circuit operation)</text:p>
        </text:list-item>
        <text:list-item>
          <text:p text:style-name="P73">hartley oscillator (construction and circuit operation)</text:p>
        </text:list-item>
        <text:list-item>
          <text:p text:style-name="P74">limitation of LC and RC <text:span text:style-name="T40">*</text:span></text:p>
        </text:list-item>
        <text:list-item>
          <text:p text:style-name="P103">Why is amplifier circuit necessary in an oscillator </text:p>
        </text:list-item>
      </text:list>
      <text:p text:style-name="P20"/>
      <text:p text:style-name="P15">a bit of math…</text:p>
      <text:list text:style-name="L14">
        <text:list-item>
          <text:p text:style-name="P65">1 pF capacitor is available. Choose the inductor values in a <text:span text:style-name="T14">Hartley oscillator </text:span><text:span text:style-name="T15">so that f= 1 MHz and m</text:span><text:span text:style-name="T18">v</text:span><text:span text:style-name="T15"> = 0.2. </text:span><text:span text:style-name="T16">*</text:span></text:p>
        </text:list-item>
        <text:list-item>
          <text:p text:style-name="P66"><text:span text:style-name="T15">1 MHz inductor is available. Calculate the capacitor values in a Colpitts oscillator so that </text:span><text:span text:style-name="T14">f=</text:span><text:span text:style-name="T15"> 1 MHz and </text:span><text:span text:style-name="T14">m</text:span><text:span text:style-name="T19">v</text:span><text:span text:style-name="T14"> </text:span><text:span text:style-name="T15">= 0.25.</text:span></text:p>
        </text:list-item>
      </text:list>
      <text:p text:style-name="P67"><text:span text:style-name="T15"/></text:p>
      <text:p text:style-name="P67"><text:span text:style-name="T15"/></text:p>
      <text:h text:style-name="Heading_20_1" text:outline-level="1"><text:bookmark-start text:name="__RefHeading___Toc490_879041243"/>Chapter 19 <text:span text:style-name="T51">(field effect transistors)</text:span><text:bookmark-end text:name="__RefHeading___Toc490_879041243"/></text:h>
      <text:p text:style-name="Text_20_body"/>
      <text:p text:style-name="P16">let’s define…</text:p>
      <text:list text:style-name="L15">
        <text:list-item>
          <text:p text:style-name="P79">JFET <text:span text:style-name="T43">*</text:span><text:span text:style-name="T30">*</text:span></text:p>
        </text:list-item>
        <text:list-item>
          <text:p text:style-name="P79">MOSFET <text:span text:style-name="T31">*</text:span></text:p>
        </text:list-item>
      </text:list>
      <text:p text:style-name="P7"/>
      <text:p text:style-name="P16">let’s illustrate…</text:p>
      <text:list text:style-name="L16">
        <text:list-item>
          <text:p text:style-name="P75"><text:span text:style-name="T43">construction and </text:span>working principal of JFET <text:span text:style-name="T30">*</text:span><text:span text:style-name="T43">*</text:span></text:p>
        </text:list-item>
        <text:list-item>
          <text:p text:style-name="P81">advantages of JFET</text:p>
        </text:list-item>
        <text:list-item>
          <text:p text:style-name="P80">circuit operation of <text:span text:style-name="T23">D-</text:span>MOSFET <text:span text:style-name="T31">*</text:span></text:p>
        </text:list-item>
        <text:list-item>
          <text:p text:style-name="P82">JFET vs bipolar transistor</text:p>
        </text:list-item>
        <text:list-item>
          <text:p text:style-name="P83">characteristics of D-MOSFET vs E-MOSFET</text:p>
        </text:list-item>
        <text:list-item>
          <text:p text:style-name="P91">FET is better than BJT</text:p>
        </text:list-item>
        <text:list-item>
          <text:p text:style-name="P104">Why JFET is called constant current source?</text:p>
        </text:list-item>
      </text:list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h text:style-name="P28" text:outline-level="1" text:is-list-header="true"><text:bookmark-start text:name="__RefHeading___Toc492_879041243"/><text:soft-page-break/>Chapter 20 <text:span text:style-name="T51">(rectifiers)</text:span><text:bookmark-end text:name="__RefHeading___Toc492_879041243"/></text:h>
      <text:p text:style-name="Text_20_body"/>
      <text:p text:style-name="P18">let’s define…</text:p>
      <text:list xml:id="list415527359" text:style-name="L17">
        <text:list-item>
          <text:p text:style-name="P87">SCR <text:span text:style-name="T32">*</text:span></text:p>
        </text:list-item>
      </text:list>
      <text:p text:style-name="P9"/>
      <text:p text:style-name="P18">let’s illustrate…</text:p>
      <text:list text:style-name="L18">
        <text:list-item>
          <text:p text:style-name="P76"><text:span text:style-name="T24">construction and operation </text:span>of <text:span text:style-name="T24">SCR </text:span><text:span text:style-name="T32">*</text:span></text:p>
        </text:list-item>
        <text:list-item>
          <text:p text:style-name="P84">SCR as a mechanical switch (process)</text:p>
        </text:list-item>
      </text:list>
      <text:p text:style-name="P86"/>
      <text:h text:style-name="Heading_20_1" text:outline-level="1"><text:bookmark-start text:name="__RefHeading___Toc494_879041243"/>Chapter 21 <text:span text:style-name="T51">(power electronics)</text:span><text:bookmark-end text:name="__RefHeading___Toc494_879041243"/></text:h>
      <text:p text:style-name="Text_20_body"/>
      <text:p text:style-name="P17">let’s define…</text:p>
      <text:list text:continue-list="list415527359" text:style-name="L17">
        <text:list-item>
          <text:p text:style-name="P87">triac <text:span text:style-name="T32">*</text:span></text:p>
        </text:list-item>
        <text:list-item>
          <text:p text:style-name="P89">diac</text:p>
        </text:list-item>
      </text:list>
      <text:p text:style-name="P8"/>
      <text:p text:style-name="P17">let’s illustrate…</text:p>
      <text:list text:style-name="L19">
        <text:list-item>
          <text:p text:style-name="P77"><text:span text:style-name="T24">construction and operation </text:span>of <text:span text:style-name="T24">UJT </text:span><text:span text:style-name="T31">*</text:span><text:span text:style-name="T32">*</text:span></text:p>
        </text:list-item>
        <text:list-item>
          <text:p text:style-name="P78"><text:span text:style-name="T24">construction and operation </text:span>of <text:span text:style-name="T24">triac circuit </text:span><text:span text:style-name="T44">*</text:span></text:p>
        </text:list-item>
        <text:list-item>
          <text:p text:style-name="P90">operating principle of diac</text:p>
        </text:list-item>
        <text:list-item>
          <text:p text:style-name="P88">V-I characteristics of a diac</text:p>
        </text:list-item>
        <text:list-item>
          <text:p text:style-name="P85">diac as lamp dimmer 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P21"><text:span text:style-name="T49">E</text:span><text:span text:style-name="T38">nd </text:span><text:span text:style-name="T48">N</text:span>otes</text:p>
      <text:p text:style-name="P22">Our previous year’s questions may contain chapter 9 (Transistor Biasing) which is out of scope of our syllabus so such questions are avoided,</text:p>
      <text:list text:style-name="L20">
        <text:list-item>
          <text:p text:style-name="P111">faithful amplification</text:p>
        </text:list-item>
        <text:list-item>
          <text:p text:style-name="P111">transistor biasing </text:p>
        </text:list-item>
        <text:list-item>
          <text:p text:style-name="P112">stability factor</text:p>
        </text:list-item>
        <text:list-item>
          <text:p text:style-name="P113">voltage divider bias </text:p>
        </text:list-item>
      </text:list>
      <text:p text:style-name="P114">and forgive my mistakes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ma Medium" svg:font-family="'Atma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assero One" svg:font-family="'Passero One'" style:font-pitch="variable"/>
    <style:font-face style:name="Pinkish sky" svg:font-family="'Pinkish sky'" style:font-pitch="variable"/>
    <style:font-face style:name="Ubuntu" svg:font-family="Ubuntu" style:font-pitch="variable"/>
    <style:font-face style:name="Ubuntu Nerd Font" svg:font-family="'Ubuntu Nerd Font'"/>
    <style:font-face style:name="Ubuntu Nerd Font1" svg:font-family="'Ubuntu Nerd Font'" style:font-pitch="variable"/>
    <style:font-face style:name="Vrinda" svg:font-family="Vrinda"/>
    <style:font-face style:name="Vrinda1" svg:font-family="Vrinda" style:font-family-generic="system" style:font-pitch="variable"/>
  </office:font-face-decls>
  <office:styles>
    <draw:fill-image draw:name="A4" xlink:href="Pictures/100000010000031A000004637772DA38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Vrinda1" style:font-family-complex="Vrind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rinda" style:font-family-complex="Vrind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rinda" style:font-family-complex="Vrin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rinda" style:font-family-complex="Vrind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tma Medium" fo:font-family="'Atma Medium'" style:font-pitch="variable" fo:font-size="16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A4" draw:opacity="2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10000031A000004637772DA38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4" draw:opacity="2%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0:47:24.590961410</meta:creation-date>
    <dc:date>2024-01-19T23:26:16.663481581</dc:date>
    <meta:editing-duration>PT2H31S</meta:editing-duration>
    <meta:editing-cycles>42</meta:editing-cycles>
    <meta:generator>LibreOffice/7.6.4.1$Linux_X86_64 LibreOffice_project/60$Build-1</meta:generator>
    <meta:print-date>2024-01-19T23:26:31.332846133</meta:print-date>
    <meta:printed-by>PDF files</meta:printed-by>
    <meta:document-statistic meta:table-count="0" meta:image-count="0" meta:object-count="5" meta:page-count="5" meta:paragraph-count="130" meta:word-count="993" meta:character-count="5730" meta:non-whitespace-character-count="493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n>40</mn>
      <mi mathvariant="normal">Ω</mi>
    </mrow>
    <annotation encoding="StarMath 5.0">40 %OMEGA </annotation>
  </semantics>
</math>
</file>

<file path=Object 3/content.xml><?xml version="1.0" encoding="utf-8"?>
<math xmlns="http://www.w3.org/1998/Math/MathML" display="block">
  <semantics>
    <mrow>
      <mrow>
        <mi>V</mi>
        <mo stretchy="false">=</mo>
        <mn>60</mn>
      </mrow>
      <mi>sin</mi>
      <mi mathvariant="italic">Wt</mi>
    </mrow>
    <annotation encoding="StarMath 5.0">V = 60 sin Wt</annotation>
  </semantics>
</math>
</file>

<file path=Object 4/content.xml><?xml version="1.0" encoding="utf-8"?>
<math xmlns="http://www.w3.org/1998/Math/MathML" display="block">
  <semantics>
    <mrow>
      <mn>500</mn>
      <mi mathvariant="normal">Ω</mi>
    </mrow>
    <annotation encoding="StarMath 5.0">500 %OMEGA </annotation>
  </semantics>
</math>
</file>

<file path=Object 5/content.xml><?xml version="1.0" encoding="utf-8"?>
<math xmlns="http://www.w3.org/1998/Math/MathML" display="block">
  <semantics>
    <mrow>
      <msub>
        <mi>I</mi>
        <mi mathvariant="italic">max</mi>
      </msub>
      <mi>,</mi>
      <msub>
        <mi>I</mi>
        <mi mathvariant="italic">dc</mi>
      </msub>
      <mi>,</mi>
      <msub>
        <mi>I</mi>
        <mi mathvariant="italic">rms</mi>
      </msub>
    </mrow>
    <annotation encoding="StarMath 5.0">I_{max}, I_{dc}, I_{rms} </annotation>
  </semantics>
</math>
</file>